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parent-style-name="_D0_9E_D0_B1_D1_8B_D1_87_D0_BD_D1_8B_D0_B9" style:family="paragraph">
      <style:paragraph-properties style:master-page-name="First_page" fo:margin-left="283.199999999999989pt" fo:text-indent="35.399999999999999pt"/>
    </style:style>
    <style:style style:name="T1" style:parent-style-name="_D0_9E_D0_B1_D1_8B_D1_87_D0_BD_D1_8B_D0_B9" style:family="text">
      <style:text-properties fo:font-size="14.000000000000000pt"/>
    </style:style>
    <style:style style:name="P2" style:parent-style-name="_D0_9E_D0_B1_D1_8B_D1_87_D0_BD_D1_8B_D0_B9" style:family="paragraph">
      <style:paragraph-properties fo:margin-left="283.199999999999989pt" fo:text-indent="35.399999999999999pt"/>
    </style:style>
    <style:style style:name="T2" style:parent-style-name="_D0_9E_D0_B1_D1_8B_D1_87_D0_BD_D1_8B_D0_B9" style:family="text">
      <style:text-properties fo:font-size="14.000000000000000pt" fo:font-weight="bold"/>
    </style:style>
    <style:style style:name="P3" style:parent-style-name="_D0_BE_D0_B1_D1_8B_D1_87_D0_BD_20_D0_91_D0_9E" style:family="paragraph">
      <style:paragraph-properties fo:text-indent="2.250000000000000pt"/>
    </style:style>
    <style:style style:name="P4" style:parent-style-name="_D0_BE_D0_B1_D1_8B_D1_87_D0_BD_20_D0_91_D0_9E" style:family="paragraph">
      <style:paragraph-properties fo:text-align="center" fo:text-indent="2.250000000000000pt"/>
    </style:style>
    <style:style style:name="T3" style:parent-style-name="_D0_BE_D0_B1_D1_8B_D1_87_D0_BD_20_D0_91_D0_9E" style:family="text">
      <style:text-properties fo:font-family="Times New Roman" fo:font-size="14.000000000000000pt" fo:font-weight="bold"/>
    </style:style>
    <style:style style:name="P5" style:parent-style-name="_D0_9E_D0_B1_D1_8B_D1_87_D0_BD_D1_8B_D0_B9" style:family="paragraph">
      <style:paragraph-properties fo:margin-left="106.200000000000003pt" fo:text-align="justify" fo:text-indent="49.750000000000000pt"/>
    </style:style>
    <style:style style:name="P6" style:parent-style-name="_D0_9E_D0_B1_D1_8B_D1_87_D0_BD_D1_8B_D0_B9" style:family="paragraph">
      <style:paragraph-properties fo:margin-left="54.000000000000000pt"/>
    </style:style>
    <style:style style:name="P7" style:parent-style-name="_D0_BE_D0_B1_D1_8B_D1_87_D0_BD_20_D0_91_D0_9E" style:family="paragraph">
      <style:paragraph-properties fo:text-indent="27.000000000000000pt"/>
    </style:style>
    <style:style style:name="T4" style:parent-style-name="_D0_BE_D0_B1_D1_8B_D1_87_D0_BD_20_D0_91_D0_9E" style:family="text">
      <style:text-properties fo:font-family="Times New Roman" fo:font-size="14.000000000000000pt"/>
    </style:style>
    <style:style style:name="T5" style:parent-style-name="_D0_BE_D0_B1_D1_8B_D1_87_D0_BD_20_D0_91_D0_9E" style:family="text">
      <style:text-properties fo:font-family="Times New Roman" fo:font-size="18.000000000000000pt"/>
    </style:style>
    <style:style style:name="P8" style:parent-style-name="_D0_9E_D0_B1_D1_8B_D1_87_D0_BD_D1_8B_D0_B9" style:family="paragraph">
      <style:paragraph-properties fo:text-align="justify" fo:text-indent="28.350000000000001pt"/>
    </style:style>
    <style:style style:name="P9" style:parent-style-name="_D0_9E_D0_B1_D1_8B_D1_87_D0_BD_D1_8B_D0_B9" style:family="paragraph">
      <style:paragraph-properties fo:background-color="#ffffff" fo:text-align="justify" fo:text-indent="28.350000000000001pt"/>
    </style:style>
    <style:style style:name="P10" style:parent-style-name="_D0_9E_D0_B1_D1_8B_D1_87_D0_BD_D1_8B_D0_B9" style:family="paragraph">
      <style:paragraph-properties fo:text-align="center"/>
    </style:style>
    <style:style style:name="P11" style:parent-style-name="_D0_9E_D0_B1_D1_8B_D1_87_D0_BD_D1_8B_D0_B9" style:family="paragraph">
      <style:paragraph-properties fo:text-align="justify" fo:text-indent="28.350000000000001pt">
        <style:tab-stops>
          <style:tab-stop style:position="0.00000000000pt" style:type="left" style:leader-type="none" style:leader-style="none" style:leader-width="auto" style:leader-color="font-color"/>
        </style:tab-stops>
      </style:paragraph-properties>
    </style:style>
    <style:style style:name="T6" style:parent-style-name="_D0_9E_D0_B1_D1_8B_D1_87_D0_BD_D1_8B_D0_B9" style:family="text">
      <style:text-properties fo:color="#00b050" fo:font-size="14.000000000000000pt"/>
    </style:style>
    <style:style style:name="T7" style:parent-style-name="_D0_9E_D0_B1_D1_8B_D1_87_D0_BD_D1_8B_D0_B9" style:family="text">
      <style:text-properties fo:font-size="14.000000000000000pt" fo:font-style="italic"/>
    </style:style>
    <style:style style:name="P12" style:parent-style-name="_D0_9E_D0_B1_D1_8B_D1_87_D0_BD_D1_8B_D0_B9" style:family="paragraph">
      <style:paragraph-properties fo:text-align="justify" fo:text-indent="35.399999999999999pt"/>
    </style:style>
    <style:style style:name="P13" style:parent-style-name="_D0_9E_D0_B1_D1_8B_D1_87_D0_BD_D1_8B_D0_B9" style:family="paragraph">
      <style:paragraph-properties fo:text-align="justify"/>
    </style:style>
    <style:style style:name="T8" style:parent-style-name="_D0_9E_D0_B1_D1_8B_D1_87_D0_BD_D1_8B_D0_B9" style:family="text">
      <style:text-properties fo:font-size="10.000000000000000pt" fo:font-weight="bold"/>
    </style:style>
    <style:style style:name="P14" style:parent-style-name="_D0_9E_D1_81_D0_BD_D0_BE_D0_B2_D0_BD_D0_BE_D0_B9_20_D1_82_D0_B5_D0_BA_D1_81_D1_82_20_D1_81_20_D0_BE_D1_82_D1_81_D1_82_D1_83_D0_BF_D0_BE_D0_BC_202" style:family="paragraph">
      <style:paragraph-properties fo:line-height="120%" fo:margin-bottom="0.000000000000000pt" fo:margin-left="0.000000000000000pt" fo:text-align="justify" fo:text-indent="28.449999999999999pt"/>
    </style:style>
    <style:style style:name="T9" style:parent-style-name="_D0_9E_D1_81_D0_BD_D0_BE_D0_B2_D0_BD_D0_BE_D0_B9_20_D1_82_D0_B5_D0_BA_D1_81_D1_82_20_D1_81_20_D0_BE_D1_82_D1_81_D1_82_D1_83_D0_BF_D0_BE_D0_BC_202" style:family="text">
      <style:text-properties fo:font-size="14.000000000000000pt"/>
    </style:style>
    <style:style style:name="T10" style:parent-style-name="_D0_9E_D0_B1_D1_8B_D1_87_D0_BD_D1_8B_D0_B9" style:family="text">
      <style:text-properties fo:color="#0000ff" fo:font-size="14.000000000000000pt"/>
    </style:style>
    <style:style style:name="P15" style:parent-style-name="_D0_9E_D0_B1_D1_8B_D1_87_D0_BD_D1_8B_D0_B9" style:family="paragraph">
      <style:paragraph-properties fo:text-align="justify" fo:text-indent="28.350000000000001pt">
        <style:tab-stops>
          <style:tab-stop style:position="37.45000000000pt" style:type="left" style:leader-type="none" style:leader-style="none" style:leader-width="auto" style:leader-color="font-color"/>
        </style:tab-stops>
      </style:paragraph-properties>
    </style:style>
    <style:style style:name="T11" style:parent-style-name="_D0_9E_D0_B1_D1_8B_D1_87_D0_BD_D1_8B_D0_B9" style:family="text">
      <style:text-properties fo:font-size="10.000000000000000pt"/>
    </style:style>
    <style:style style:name="P16" style:parent-style-name="_D0_9E_D0_B1_D1_8B_D1_87_D0_BD_D1_8B_D0_B9" style:family="paragraph">
      <style:paragraph-properties fo:margin-left="63.799999999999997pt" fo:text-align="center" fo:text-indent="-35.450000000000003pt">
        <style:tab-stops>
          <style:tab-stop style:position="37.45000000000pt" style:type="left" style:leader-type="none" style:leader-style="none" style:leader-width="auto" style:leader-color="font-color"/>
        </style:tab-stops>
      </style:paragraph-properties>
    </style:style>
    <style:style style:name="P17" style:parent-style-name="_D0_9E_D0_B1_D1_8B_D1_87_D0_BD_D1_8B_D0_B9" style:family="paragraph">
      <style:paragraph-properties fo:margin-left="63.799999999999997pt" fo:text-indent="-35.450000000000003pt">
        <style:tab-stops>
          <style:tab-stop style:position="37.45000000000pt" style:type="left" style:leader-type="none" style:leader-style="none" style:leader-width="auto" style:leader-color="font-color"/>
        </style:tab-stops>
      </style:paragraph-properties>
    </style:style>
    <style:style style:name="P18" style:parent-style-name="_D0_9E_D0_B1_D1_8B_D1_87_D0_BD_D1_8B_D0_B9" style:family="paragraph">
      <style:paragraph-properties>
        <style:tab-stops>
          <style:tab-stop style:position="37.45000000000pt" style:type="left" style:leader-type="none" style:leader-style="none" style:leader-width="auto" style:leader-color="font-color"/>
        </style:tab-stops>
      </style:paragraph-properties>
    </style:style>
    <style:style style:name="P19" style:parent-style-name="_D0_9E_D0_B1_D1_8B_D1_87_D0_BD_D1_8B_D0_B9" style:family="paragraph">
      <style:paragraph-properties fo:margin-left="45.000000000000000pt" fo:text-align="justify" fo:text-indent="-16.649999999999999pt"/>
    </style:style>
    <style:style style:name="P20" style:parent-style-name="_D0_9E_D1_81_D0_BD_D0_BE_D0_B2_D0_BD_D0_BE_D0_B9_20_D1_82_D0_B5_D0_BA_D1_81_D1_82_20_D1_81_20_D0_BE_D1_82_D1_81_D1_82_D1_83_D0_BF_D0_BE_D0_BC_202" style:family="paragraph">
      <style:paragraph-properties fo:line-height="120%" fo:margin-bottom="0.000000000000000pt" fo:margin-left="0.000000000000000pt" fo:text-align="justify" fo:text-indent="28.350000000000001pt">
        <style:tab-stops>
          <style:tab-stop style:position="49.65000000000pt" style:type="left" style:leader-type="none" style:leader-style="none" style:leader-width="auto" style:leader-color="font-color"/>
        </style:tab-stops>
      </style:paragraph-properties>
    </style:style>
    <style:style style:name="P21" style:parent-style-name="_D0_9E_D0_B1_D1_8B_D1_87_D0_BD_D1_8B_D0_B9" style:family="paragraph">
      <style:paragraph-properties fo:text-align="justify" fo:text-indent="28.350000000000001pt">
        <style:tab-stops>
          <style:tab-stop style:position="63.80000000000pt" style:type="left" style:leader-type="none" style:leader-style="none" style:leader-width="auto" style:leader-color="font-color"/>
        </style:tab-stops>
      </style:paragraph-properties>
    </style:style>
    <style:style style:name="P22" style:parent-style-name="_D0_9E_D1_81_D0_BD_D0_BE_D0_B2_D0_BD_D0_BE_D0_B9_20_D1_82_D0_B5_D0_BA_D1_81_D1_82_20_D1_81_20_D0_BE_D1_82_D1_81_D1_82_D1_83_D0_BF_D0_BE_D0_BC_202" style:family="paragraph">
      <style:paragraph-properties fo:line-height="120%" fo:margin-bottom="0.000000000000000pt" fo:margin-left="0.000000000000000pt" fo:text-align="justify" fo:text-indent="28.350000000000001pt"/>
    </style:style>
    <style:style style:name="P23" style:parent-style-name="_D0_9E_D0_B1_D1_8B_D1_87_D0_BD_D1_8B_D0_B9" style:family="paragraph">
      <style:paragraph-properties fo:text-align="justify" fo:text-indent="28.350000000000001pt">
        <style:tab-stops>
          <style:tab-stop style:position="134.70000000000pt" style:type="left" style:leader-type="none" style:leader-style="none" style:leader-width="auto" style:leader-color="font-color"/>
        </style:tab-stops>
      </style:paragraph-properties>
    </style:style>
    <style:style style:name="P24" style:parent-style-name="_D0_9E_D0_B1_D1_8B_D1_87_D0_BD_D1_8B_D0_B9" style:family="paragraph">
      <style:paragraph-properties fo:text-align="justify" fo:text-indent="35.450000000000003pt"/>
    </style:style>
    <style:style style:name="T12" style:parent-style-name="_D0_9E_D0_B1_D1_8B_D1_87_D0_BD_D1_8B_D0_B9" style:family="text">
      <style:text-properties fo:color="#ff0000" fo:font-size="14.000000000000000pt"/>
    </style:style>
    <style:style style:name="P25" style:parent-style-name="_D0_97_D0_B0_D0_B3_D0_BE_D0_BB_D0_BE_D0_B2_D0_BE_D0_BA_203" style:family="paragraph">
      <style:paragraph-properties fo:text-align="center" fo:text-indent="0.000000000000000pt"/>
    </style:style>
    <style:style style:name="T13" style:parent-style-name="_D0_97_D0_B0_D0_B3_D0_BE_D0_BB_D0_BE_D0_B2_D0_BE_D0_BA_203" style:family="text">
      <style:text-properties fo:font-size="14.000000000000000pt"/>
    </style:style>
    <style:style style:name="P26" style:parent-style-name="_D0_9E_D0_B1_D1_8B_D1_87_D0_BD_D1_8B_D0_B9" style:family="paragraph">
      <style:paragraph-properties fo:margin-right="-9.300000000000001pt"/>
    </style:style>
    <style:style style:name="P27" style:parent-style-name="_D0_9E_D0_B1_D1_8B_D1_87_D0_BD_D1_8B_D0_B9" style:family="paragraph">
      <style:paragraph-properties fo:margin-left="354.000000000000000pt" fo:margin-right="-9.300000000000001pt"/>
    </style:style>
    <style:style style:name="P28" style:parent-style-name="_D0_9E_D0_B1_D1_8B_D1_87_D0_BD_D1_8B_D0_B9" style:family="paragraph">
      <style:paragraph-properties fo:margin-left="318.600000000000023pt" fo:margin-right="-9.300000000000001pt" fo:text-indent="35.399999999999999pt"/>
    </style:style>
    <style:style style:name="P29" style:parent-style-name="_D0_BE_D0_B1_D1_8B_D1_87_D0_BD_20_D0_91_D0_9E" style:family="paragraph">
      <style:paragraph-properties fo:margin-left="283.199999999999989pt"/>
    </style:style>
    <style:style style:name="T14" style:parent-style-name="_D0_BE_D0_B1_D1_8B_D1_87_D0_BD_20_D0_91_D0_9E" style:family="text">
      <style:text-properties fo:font-family="Times New Roman" fo:font-size="10.000000000000000pt"/>
    </style:style>
    <style:style style:name="T15" style:parent-style-name="_D0_BE_D0_B1_D1_8B_D1_87_D0_BD_20_D0_91_D0_9E" style:family="text">
      <style:text-properties fo:color="#0000ff" fo:font-family="Times New Roman" fo:font-size="10.000000000000000pt"/>
    </style:style>
    <style:style style:name="P30" style:parent-style-name="_D0_97_D0_B0_D0_B3_D0_BE_D0_BB_D0_BE_D0_B2_D0_BE_D0_BA_202" style:family="paragraph">
      <style:paragraph-properties fo:margin-left="35.450000000000003pt" fo:text-align="center"/>
    </style:style>
    <style:style style:name="T16" style:parent-style-name="_D0_97_D0_B0_D0_B3_D0_BE_D0_BB_D0_BE_D0_B2_D0_BE_D0_BA_202" style:family="text">
      <style:text-properties fo:font-family="Times New Roman"/>
    </style:style>
    <style:style style:name="P31" style:parent-style-name="_D0_9E_D0_B1_D1_8B_D1_87_D0_BD_D1_8B_D0_B9" style:family="paragraph"/>
    <style:style style:name="T17" style:parent-style-name="_D0_9E_D0_B1_D1_8B_D1_87_D0_BD_D1_8B_D0_B9" style:family="text">
      <style:text-properties fo:font-weight="bold"/>
    </style:style>
    <style:style style:name="P32" style:family="paragraph"/>
    <style:style style:name="P33" style:parent-style-name="_D0_97_D0_B0_D0_B3_D0_BE_D0_BB_D0_BE_D0_B2_D0_BE_D0_BA_202" style:family="paragraph">
      <style:paragraph-properties fo:margin-left="35.450000000000003pt" fo:text-align="center"/>
      <style:text-properties fo:font-family="Sans Serif" fo:font-size="12.000000000000000pt"/>
    </style:style>
    <style:style style:name="gr1" style:family="graphic">
      <style:graphic-properties draw:fill="none" draw:stroke="none"/>
    </style:style>
  </office:automatic-styles>
  <office:body>
    <office:text>
      <text:tracked-changes/>
      <text:page-sequence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  <text:page text:master-page-name="First_page"/>
      </text:page-sequence>
      <text:p text:style-name="P1"><text:span text:style-name="T1"><text:s text:c="3"/><text:tab/> <text:s text:c="6"/>УТВЕРЖДЕН</text:span></text:p>
      <text:p text:style-name="P2"><text:span text:style-name="T2"><text:s text:c="4"/>приказом Минтранса России</text:span></text:p>
      <text:p text:style-name="P2"><text:span text:style-name="T2"><text:s text:c="4"/>от ______________ <text:s text:c="2"/>№ _____</text:span></text:p>
      <text:p text:style-name="P3"/>
      <text:p text:style-name="P3"/>
      <text:p text:style-name="P4"/>
      <text:p text:style-name="P4"/>
      <text:p text:style-name="P4"><text:span text:style-name="T3">ПОРЯДОК</text:span></text:p>
      <text:p text:style-name="P4"><text:span text:style-name="T3">функционирования непрерывной системы профессиональной 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<text:s/></text:span></text:p>
      <text:p text:style-name="P4"/>
      <text:p text:style-name="P5"><text:span text:style-name="T2"><text:s text:c="2"/>I. Общие положения</text:span></text:p>
      <text:p text:style-name="P6"/>
      <text:p text:style-name="P7"><text:span text:style-name="T4">1. Порядок функционирования непрерывной системы профессиональной 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 <text:s/>(далее - Порядок), разработан в соответствии с пунктом 63 Плана мероприятий, направленных на реализацию государственной программы обеспечения безопасности полетов воздушных судов гражданской авиации, утвержденного распоряжением Правительства Российской Федерации от 6 мая <text:s text:c="2"/>2008 г. № 641-р (Собрание законодательства Российской Федерации, 2008, № 20, <text:s text:c="12"/>ст. 2373).</text:span><text:span text:style-name="T5"><text:s/></text:span><text:span text:style-name="T4"><text:s/></text:span></text:p>
      <text:p text:style-name="P7"><text:span text:style-name="T4">2. Настоящий Порядок устанавливает требования к функционированию непрерывной системы подготовки, профессиональной пере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.</text:span><text:span text:style-name="T3"><text:s/></text:span></text:p>
      <text:p text:style-name="P8"><text:span text:style-name="T1">3. Профессиональная переподготовка, стажировка, периодическое повышение квалификации и допуск к работе персонала обслуживания воздушного движения (далее – <text:s/>ОВД) и планирования воздушного движения (далее – <text:s/>ПВД) <text:s/>организуются работодателем.<text:s/></text:span></text:p>
      <text:p text:style-name="P9"><text:span text:style-name="T1">4. <text:s/>Свидетельство диспетчера управления воздушного движения (далее – диспетчер УВД) выдается при соответствии кандидата требованиям Федеральных авиационных правил «Требования к диспетчерам управления воздушным движением и парашютистам–инструкторам», утвержденных приказом Министерства транспорта Российской Федерации от 26 ноября 2009 г. № 216 (зарегистрирован <text:s/>Минюстом России 15 января 2010 г., регистрационный <text:s/>№ 15996).<text:s/></text:span></text:p>
      <text:p text:style-name="P8"/>
      <text:p text:style-name="P10"><text:span text:style-name="T2"><text:s/>II. Организация подготовки и профессиональной переподготовки</text:span></text:p>
      <text:p text:style-name="P10"/>
      <text:p text:style-name="P11"><text:span text:style-name="T1">5. Подготовка диспетчеров УВД проводится по очной форме получения образования в <text:s/>образовательных учреждениях среднего профессионального и высшего профессионального образования гражданской авиации.<text:s/></text:span></text:p>
      <text:p text:style-name="P8"><text:span text:style-name="T1">Профессиональная переподготовка специалистов, имеющих среднее профессиональное</text:span><text:span text:style-name="T6"><text:s/></text:span><text:span text:style-name="T1">или высшее <text:s/>профессиональное образование, для выполнения нового вида профессиональной деятельности в установленной сфере проводится <text:s/>в рамках <text:s/>дополнительного профессионального образования в образовательных учреждениях среднего профессионального и высшего профессионального образования гражданской авиации.<text:s text:c="2"/></text:span></text:p>
      <text:p text:style-name="P8"><text:span text:style-name="T1">6. На профессиональную переподготовку направляются лица, имеющие среднее профессиональное или высшее профессиональное образование.</text:span><text:span text:style-name="T7"><text:s/></text:span><text:span text:style-name="T1">Лица, направляемые на профессиональную переподготовку, должны иметь соответствующее направление на обучение. Направление выдается работодателем после прохождения собеседования с выдачей представления</text:span></text:p>
      <text:p text:style-name="P8"><text:span text:style-name="T1">7. Профессиональная переподготовка осуществляется по образовательным программам, предусматривающим изучение отдельных дисциплин, техники и технологии, для выполнения нового вида профессиональной деятельности «Диспетчер УВД».<text:s/></text:span></text:p>
      <text:p text:style-name="P8"><text:span text:style-name="T1">8. Профессиональная переподготовка диспетчеров УВД должна обеспечить приобретение необходимых знаний в следующих областях:</text:span></text:p>
      <text:p text:style-name="P12"><text:span text:style-name="T1">основы воздушного законодательства Российской Федерации, аэронавигационное обслуживание полетов воздушных судов (документы, регламентирующие деятельность диспетчера УВД):</text:span></text:p>
      <text:p text:style-name="P12"><text:span text:style-name="T1">принципы, использование и ограничения оборудования, применяемого при обслуживании воздушного движения;</text:span></text:p>
      <text:p text:style-name="P12"><text:span text:style-name="T1">аэродинамика и летно-технические характеристики воздушных судов, принципы полета и эксплуатации воздушных судов;</text:span></text:p>
      <text:p text:style-name="P12"><text:span text:style-name="T1">применение и понимание метеорологической информации, возникновение и характеристики <text:s/>опасных явлений погоды, <text:s/>измерение метеоэлементов;</text:span></text:p>
      <text:p text:style-name="P12"><text:span text:style-name="T1">основные положения аэронавигации, принципы, ограничения и точность навигационных систем и визуальных средств;</text:span></text:p>
      <text:p text:style-name="P13"><text:span text:style-name="T1"><text:s text:c="3"/><text:tab/>теория и практика обслуживания<text:s/></text:span>(<text:span text:style-name="T1">управления) воздушного движения, виды обслуживания<text:s/></text:span>(<text:span text:style-name="T1">управления) воздушного движения, основные положения типовых технологий работы диспетчеров УВД органов обслуживания воздушного движения (управления полётами), общие правила радиообмена и типовой фразеологии;</text:span></text:p>
      <text:p text:style-name="P12"><text:span text:style-name="T1">практические методы обеспечения безопасности полетов при обслуживании<text:s/></text:span>(<text:span text:style-name="T1">управлении) воздушного движения, авиационные происшествия, авиационные инциденты, связанные с недостатками при обслуживании воздушного движения;</text:span></text:p>
      <text:p text:style-name="P8"><text:span text:style-name="T1">английский язык (для кандидатов, предполагающих осуществлять функциональные обязанности с применением <text:s/>английского языка).</text:span></text:p>
      <text:p text:style-name="P8"><text:span text:style-name="T1">Конкретные наименования предметов в указанных областях определяются программой подготовки.</text:span></text:p>
      <text:p text:style-name="P8"><text:span text:style-name="T1">9. На курсы диспетчеров посадочного радиолокатора направляются диспетчеры УВД, проработавшие не менее одного года на одном из диспетчерских пунктов: стартового диспетчерского пункта, диспетчерского пункта круга, диспетчерского пункта подхода, командного диспетчерского пункта, командного диспетчерского пункта местных воздушных линий.</text:span></text:p>
      <text:p text:style-name="P8"><text:span text:style-name="T1">10. Профессиональная переподготовка<text:s/></text:span><text:span text:style-name="T2"><text:s/></text:span><text:span text:style-name="T1">персонала <text:s/>ПВД в соответствии с перечнем должностей авиационного персонала Российской Федерации проводится в образовательных учреждениях в рамках дополнительного профессионального образования. На профессиональную переподготовку персонала ПВД направляются лица, имеющие образование, как правило, не ниже среднего профессионального, а также лица, имеющие среднее профессиональное или высшее профессиональное образование в области авиации. Лица, направляемые на профессиональную переподготовку, должны иметь соответствующее направление на обучение. Направление выдается работодателем после проведения собеседования.</text:span></text:p>
      <text:p text:style-name="P10"/>
      <text:p text:style-name="P10"><text:span text:style-name="T2">III. Организация стажировки для получения допуска</text:span></text:p>
      <text:p text:style-name="P10"><text:span text:style-name="T2">к работе персонала ОВД</text:span></text:p>
      <text:p text:style-name="P10"/>
      <text:p text:style-name="P8"><text:span text:style-name="T1">11. К стажировке допускаются лица, имеющие среднее профессиональное или высшее профессиональное образование в области управления воздушным движением, а также лица, прошедшие курсы профессиональной переподготовки для выполнения нового вида деятельности «Диспетчер УВД», имеющие соответствующие документы государственного образца об образовании.<text:s/></text:span></text:p>
      <text:p text:style-name="P8"><text:span text:style-name="T1">После окончания стажировки работодатель готовит на указанных лиц представления в соответствующую квалификационную комиссию для прохождения проверки уровня подготовки для получения свидетельства диспетчера УВД, квалификационной отметки третьего класса классной квалификации и первоначального допуска к УВД.</text:span></text:p>
      <text:p text:style-name="P8"><draw:frame draw:style-name="gr1" draw:id="shape1" svg:width="43.20007483920pt" svg:height="21.60003741960pt" svg:y="33.2001pt" text:anchor-type="as-char"><draw:text-box><text:p text:style-name="P10"><text:span text:style-name="T8">- 15 -</text:span></text:p><text:p text:style-name="_D0_9E_D0_B1_D1_8B_D1_87_D0_BD_D1_8B_D0_B9"/></draw:text-box></draw:frame><text:span text:style-name="T1">12. Стажировка проводится на основании приказа работодателя, в котором за каждым стажёром закрепляется <text:s text:c="2"/>диспетчер-инструктор (штатный или внештатный), определяется диспетчерский пункт, сроки начала и окончания и цель стажировки. На каждого диспетчера-стажера ведется дневник, программа и план стажировки. Объем стажировки определяется приложением <text:s/>к настоящему Порядку.</text:span></text:p>
      <text:p text:style-name="P8"><text:span text:style-name="T1">13. Все изменения, происходящие в период стажировки, оформляются новым приказом работодателя.</text:span></text:p>
      <text:p text:style-name="P14"><text:span text:style-name="T9">14. Стажировка проводится под руководством и постоянным контролем диспетчера-инструктора с целью подготовки стажёра для получения допуска к работе на конкретном диспетчерском пункте в течение установленного периода времени.</text:span></text:p>
      <text:p text:style-name="P8"><text:span text:style-name="T1">15. Стажировка состоит из предварительной и практической подготовки.  <text:s text:c="7"/>16. Предварительная подготовка включает в себя:</text:span></text:p>
      <text:p text:style-name="P8"><text:span text:style-name="T1">изучение организационной структуры центра ОВД;</text:span></text:p>
      <text:p text:style-name="P8"><text:span text:style-name="T1">изучение структуры воздушного пространства;</text:span></text:p>
      <text:p text:style-name="P8"><text:span text:style-name="T1">ознакомление с общим технологическим процессом диспетчерского обслуживания (управления) воздушного движения на диспетчерских пунктах;</text:span></text:p>
      <text:p text:style-name="P8"><text:span text:style-name="T1">изучение инструкции по производству полетов (аэронавигационного паспорта аэродрома) в районе аэродрома (в аэроузле, воздушной зоне) и иных документов, регламентирующих работу конкретного диспетчерского пункта;</text:span></text:p>
      <text:p text:style-name="P8"><text:span text:style-name="T1">ознакомление со справочным материалом, используемым на конкретном диспетчерском пункте;<text:s/></text:span></text:p>
      <text:p text:style-name="P8"><text:span text:style-name="T1">изучение порядка и особенностей взаимодействия со смежными диспетчерскими пунктами, органами контроля и координации полетов;</text:span></text:p>
      <text:p text:style-name="P8"><text:span text:style-name="T1">ознакомление с метеорологическим обеспечением диспетчерского пункта;</text:span></text:p>
      <text:p text:style-name="P8"><text:span text:style-name="T1">ознакомление с радиотехническими системами обеспечения полетов при управлении воздушным движением;</text:span></text:p>
      <text:p text:style-name="P8"><text:span text:style-name="T1">ознакомление с наземными средствами связи;</text:span></text:p>
      <text:p text:style-name="P8"><text:span text:style-name="T1">изучение диспетчерского пункта (оборудование и его эксплуатация) и особенностей ОВД;</text:span></text:p>
      <text:p text:style-name="P8"><text:span text:style-name="T1">изучение технологии работы диспетчера УВД конкретного диспетчерского пункта и практического применения правил и фразеологии радиообмена.</text:span></text:p>
      <text:p text:style-name="P8"><text:span text:style-name="T1">17. Предварительная подготовка проводится под руководством закрепленного диспетчера-инструктора и завершается проверкой знаний стажера и принятием решения о его готовности <text:s/>к началу практической подготовки.</text:span></text:p>
      <text:p text:style-name="P8"><text:span text:style-name="T1">Если стажер не приобрел необходимого минимального уровня знаний для перехода к практической подготовке, ему <text:s/>назначается <text:s/>дополнительное время для подготовки с последующей повторной проверкой знаний. Повторная проверка знаний стажера проводится вышестоящим должностным лицом в присутствии диспетчера-инструктора.</text:span></text:p>
      <text:p text:style-name="P8"><text:span text:style-name="T1">18. Практическая подготовка <text:s text:c="2"/>проводится на диспетчерском тренажере и рабочем месте в <text:s text:c="2"/>соответствии с утвержденным планом и <text:s/>включает в себя демонстрацию обслуживания воздушного движения диспетчером-инструктором, работу стажера в качестве диспетчера УВД под контролем диспетчера-инструктора, ознакомление с работой смежных диспетчерских пунктов, разбор характерных ошибок, а также выполнение тренировочных упражнений на диспетчерском тренажере под контролем диспетчера-инструктора тренажера</text:span><text:span text:style-name="T10">.</text:span></text:p>
      <text:p text:style-name="P8"><text:span text:style-name="T1">19. После окончания стажировки проводится теоретическая и практическая проверка стажера к самостоятельной работе на рабочем месте <text:s/>и <text:s/>диспетчерском тренажере путем оценки полученных теоретических знаний и практических навыков.</text:span></text:p>
      <text:p text:style-name="P8"><text:span text:style-name="T1">Проверка теоретических знаний проводится по пятибалльной системе по дисциплинам, определенным пунктом 36 настоящего Порядка, а при последующем допуске к самостоятельной работе проводится по дисциплинам, определенным подпунктами «г», «д», «з» и «и» пункта <text:s/>36 настоящего Порядка, в соответствии с имеющейся квалификационной отметкой и классной квалификацией.</text:span></text:p>
      <text:p text:style-name="P8"><text:span text:style-name="T1">Проверка и оценка практических навыков проводится в соответствии с пунктами 45 и 61 настоящего Порядка.</text:span></text:p>
      <text:p text:style-name="P8"><text:span text:style-name="T1">20. Стажировка для получения допуска к работе может быть увеличена работодателем по времени вдвое, если:</text:span></text:p>
      <text:p text:style-name="P8"><text:span text:style-name="T1">по заключению соответствующего диспетчера-инструктора стажер не готов к проверкам на диспетчерском тренажере и (или) рабочем месте диспетчера УВД;</text:span></text:p>
      <text:p text:style-name="P8"><text:span text:style-name="T1">стажер во время проверки на диспетчерском тренажере и (или) рабочем месте диспетчера УВД показал неготовность к самостоятельному обслуживанию воздушного движения;<text:s text:c="2"/></text:span></text:p>
      <text:p text:style-name="P8"><text:span text:style-name="T1">по заключению соответствующего диспетчера-инструктора (диспетчера-инструктора тренажера) стажер не готов к самостоятельному обслуживанию воздушного движения на английском языке, если диспетчер УВД получает допуск к обслуживанию воздушного движения на английском языке.</text:span></text:p>
      <text:p text:style-name="P8"><text:span text:style-name="T1">21. Стажировка для получения допуска к работе диспетчером УВД прекращается, если:</text:span></text:p>
      <text:p text:style-name="P8"><text:span text:style-name="T1">стажер не овладел минимальным уровнем теоретических знаний для перехода к практической подготовке, несмотря на выделенное для этой цели дополнительное время;</text:span></text:p>
      <text:p text:style-name="P8"><text:span text:style-name="T1">стажер во время проверки на диспетчерском тренажере и/или рабочем месте диспетчера УВД показал неготовность к самостоятельному обслуживанию воздушного движения после того, как закончил второй период стажировки, увеличенный вдвое;</text:span></text:p>
      <text:p text:style-name="P8"><text:span text:style-name="T1">по заключению соответствующего диспетчера-инструктора (диспетчера-инструктора тренажера) стажер не готов к самостоятельному обслуживанию воздушного движения на английском языке после того, как прошел второй период стажировки, увеличенный вдвое, если диспетчер УВД получает допуск к обслуживанию воздушного движения на английском языке.</text:span></text:p>
      <text:p text:style-name="P14"><text:span text:style-name="T9">22. Решение о прекращении стажировки принимает <text:s/>работодатель на основании соответствующего представления начальника центра ОВД (начальника службы движения).</text:span></text:p>
      <text:p text:style-name="P8"><text:span text:style-name="T1">23. Первоначальный допуск к работе в качестве диспетчера УВД оформляется приказом работодателя на основании решения соответствующей квалификационной комиссии при соблюдении следующих условий:</text:span></text:p>
      <text:p text:style-name="P8"><text:span text:style-name="T1">наличие документа государственного образца об образовании;</text:span></text:p>
      <text:p text:style-name="P8"><text:span text:style-name="T1">успешное прохождение стажировки в объеме согласно приложению к настоящему Порядку;</text:span></text:p>
      <text:p text:style-name="P8"><text:span text:style-name="T1">прохождение проверок <text:s/>практических навыков по обслуживанию воздушного движения продолжительностью не менее двух часов на рабочем месте и не менее двух часов на диспетчерском тренажере;</text:span></text:p>
      <text:p text:style-name="P8"><text:span text:style-name="T1">наличие представления <text:s/>работодателя (начальника центра ОВД), заверенного печатью;</text:span></text:p>
      <text:p text:style-name="P8"><text:span text:style-name="T1">уровень теоретических знаний и практических навыков должен соответствовать требованиям, предъявляемым к диспетчеру УВД <text:s/>третьего класса.</text:span></text:p>
      <text:p text:style-name="P8"><text:span text:style-name="T1">24. Стажировка для получения последующего допуска к ОВД в одном центре ОВД (подразделении) <text:s/>проводится не ранее, чем через один год после получения первоначального допуска к ОВД. <text:s/>Стажировка для получения последующего допуска к ОВД на одноименных пунктах УВД проводится не ранее, чем <text:s/>через шесть месяцев после получения первоначального допуска к ОВД.<text:s/></text:span></text:p>
      <text:p text:style-name="P8"><text:span text:style-name="T1">В случае совмещения секторов одноименного диспетчерского пункта с учетом уровня теоретической подготовки и практических навыков диспетчера УВД и на основании решения начальника центра ОВД, стажировка может проводиться одновременно на совмещаемых секторах. <text:s/>В этом случае продолжительность стажировки должна быть увеличена не менее, чем на 30%.<text:s/></text:span></text:p>
      <text:p text:style-name="P8"><text:span text:style-name="T1">25. При стажировке для получения последующего допуска к ОВД в пределах данной квалификационной отметки, учитывая <text:s/>уровень теоретической подготовки и практических навыков специалиста, работодателю разрешается сокращать объем стажировки, указанный в приложении <text:s/>к настоящему Порядку, но не более, чем в три раза.<text:s/></text:span></text:p>
      <text:p text:style-name="P8"><text:span text:style-name="T1">26. Допуск к работе на эпизодически совмещаемых диспетчерских пунктах ОВД оформляется после получения допуска к ОВД на каждом из совмещаемых диспетчерских пунктов.</text:span></text:p>
      <text:p text:style-name="P8"><text:span text:style-name="T1">27. Все допуска к работе оформляются приказом работодателя. Запись о допуске к работе на конкретном диспетчерском пункте (секторе) является неотъемлемой частью квалификационной отметки и подтверждает права или ограничения, относящиеся к этому свидетельству.</text:span></text:p>
      <text:p text:style-name="P8"><text:span text:style-name="T1">28. Допуск к обслуживанию воздушного движения на английском языке может быть получен одновременно с получением первоначального допуска к работе диспетчером УВД.<text:s/></text:span></text:p>
      <text:p text:style-name="P8"><text:span text:style-name="T1">29. Для получения допуска к обслуживанию <text:s/>воздушного движения на английском языке диспетчером-инструктором (диспетчером-инструктором тренажера) проводится проверка в объеме не <text:s/>менее двух часов на рабочем месте диспетчера УВД и не менее двух часов на диспетчерском тренажере. При отсутствии диспетчерского тренажера объем проверки на рабочем месте должен быть не менее девяти часов.</text:span></text:p>
      <text:p text:style-name="P8"><text:span text:style-name="T1">30. Допуск диспетчера УВД к обслуживанию <text:s/>воздушного движения на английском языке оформляется приказом работодателя при соблюдении следующих условий:</text:span></text:p>
      <text:p text:style-name="P8"><text:span text:style-name="T1">оценки не ниже «хорошо» по правилам ведения радиообмена в документе установленного образца об окончании учебного заведения;<text:s/></text:span></text:p>
      <text:p text:style-name="P8"><text:span text:style-name="T1">результатов проверки практических навыков по ОВД на английском языке <text:s/>и результатов проверки практических навыков на диспетчерском <text:s/>тренажере;</text:span></text:p>
      <text:p text:style-name="P8"><text:span text:style-name="T1">записи в свидетельстве диспетчера УВД о владении 4 (рабочим) уровнем английского языка по Шкале оценки языковых знаний ИКАО на основании предъявленного документа (сертификата).*</text:span></text:p>
      <text:p text:style-name="P15"><text:span text:style-name="T1">31. Стажировка руководителя полетов, старшего диспетчера, диспетчера-инструктора осуществляется под контролем руководителя стажировки в объеме согласно приложению <text:s/>к настоящему Порядку.</text:span></text:p>
      <text:p text:style-name="P8"/>
      <text:p text:style-name="P8"/>
      <text:p text:style-name="_D0_9E_D0_B1_D1_8B_D1_87_D0_BD_D1_8B_D0_B9"/>
      <text:p text:style-name="_D0_9E_D0_B1_D1_8B_D1_87_D0_BD_D1_8B_D0_B9"><text:span text:style-name="T2">____________</text:span></text:p>
      <text:p text:style-name="P13"><text:span text:style-name="T1">*<text:s/></text:span><text:span text:style-name="T11">Применяются по истечении определенного ИКАО переходного периода практической реализации языкового стандарта.</text:span></text:p>
      <text:p text:style-name="P8"/>
      <text:p text:style-name="P15"><text:span text:style-name="T1">32. Основанием для получения допуска к работе в качестве руководителя полетов, старшего диспетчера, диспетчера-инструктора является:</text:span></text:p>
      <text:p text:style-name="P8"><text:span text:style-name="T1">наличие образования и стажа работы в соответствии с <text:s/>требованиями Федеральных авиационных правил «Требования к диспетчерам управления воздушным движением и парашютистам–инструкторам», утвержденных приказом Министерства транспорта Российской Федерации от 26 ноября 2009 г. № 216 (зарегистрирован <text:s/>Минюстом России 15 января 2010 г., регистрационный <text:s/>№ 15996).<text:s text:c="2"/></text:span></text:p>
      <text:p text:style-name="P8"><text:span text:style-name="T1">представление, подписанное <text:s/>начальником центра ОВД, заверенное печатью;</text:span></text:p>
      <text:p text:style-name="P8"><text:span text:style-name="T1">наличие удостоверения о прохождении курсов подготовки для <text:s/>получения <text:s text:c="2"/>соответствующего допуска;</text:span></text:p>
      <text:p text:style-name="P8"><text:span text:style-name="T1">положительное заключение по результатам профессионально-психологического отбора;</text:span></text:p>
      <text:p text:style-name="P8"><text:span text:style-name="T1">успешное прохождение стажировки;<text:s text:c="3"/></text:span></text:p>
      <text:p text:style-name="P8"><text:span text:style-name="T1">положительные <text:s/>результаты проверки практических навыков по соответствующей должности;<text:s/></text:span></text:p>
      <text:p text:style-name="P8"><text:span text:style-name="T1">результаты проверки теоретических знаний по соответствующей должности;</text:span></text:p>
      <text:p text:style-name="P8"><text:span text:style-name="T1">решение уполномоченного органа в области гражданской авиации.</text:span></text:p>
      <text:p text:style-name="P15"><text:span text:style-name="T1">33. Допуск к работе руководителем полетов, старшим диспетчером, диспетчером-инструктором оформляется приказом работодателя.</text:span></text:p>
      <text:p text:style-name="_D0_9E_D0_B1_D1_8B_D1_87_D0_BD_D1_8B_D0_B9"/>
      <text:p text:style-name="P16"><text:span text:style-name="T2">IV. Организация теоретической и практической подготовки<text:s text:c="2"/></text:span></text:p>
      <text:p text:style-name="P16"><text:span text:style-name="T2"><text:s/>персонала <text:s/>ОВД</text:span></text:p>
      <text:p text:style-name="P15"/>
      <text:p text:style-name="P17"><text:span text:style-name="T1">34. Проверка теоретических знаний персонала ОВД проводится экзаменатором</text:span></text:p>
      <text:p text:style-name="P18"><text:span text:style-name="T1">с <text:s/>выставлением <text:s/>оценок по пятибалльной шкале (по билетам <text:s/>письменно или устно)</text:span></text:p>
      <text:p text:style-name="P13"><text:span text:style-name="T1">или с использованием компьютерной техники по единой базе контрольных вопросов (тестов).<text:s/></text:span></text:p>
      <text:p text:style-name="P8"><text:span text:style-name="T1">35. Проверка теоретических знаний персонала ОВД осуществляется в случаях:<text:s text:c="2"/></text:span></text:p>
      <text:p text:style-name="P8"><text:span text:style-name="T1">при получении свидетельства диспетчера УВД, первоначального допуска к работе, третьего класса классной квалификации и квалификационной отметки;</text:span></text:p>
      <text:p text:style-name="P8"><text:span text:style-name="T1">при последующем присвоении (подтверждении) квалификационной отметки;</text:span></text:p>
      <text:p text:style-name="P19"><text:span text:style-name="T1">при продлении срока действия свидетельства;</text:span></text:p>
      <text:p text:style-name="P19"><text:span text:style-name="T1">при повышении (подтверждении) классной квалификации;</text:span></text:p>
      <text:p text:style-name="P19"><text:span text:style-name="T1">при допуске к самостоятельной работе;<text:s/></text:span></text:p>
      <text:p text:style-name="P8"><text:span text:style-name="T1">при нарушениях, приведших к авиационному происшествию или авиационному инциденту.</text:span></text:p>
      <text:p text:style-name="P8"><text:span text:style-name="T1">36. Теоретические знания проверяются в следующих областях:</text:span></text:p>
      <text:p text:style-name="P20"><text:span text:style-name="T9">а) основы воздушного законодательства Российской Федерации, аэронавигационное обслуживание полетов воздушных судов;</text:span></text:p>
      <text:p text:style-name="P8"><text:span text:style-name="T1">б) <text:s text:c="4"/>обеспечение безопасности полетов;</text:span></text:p>
      <text:p text:style-name="P8"><text:span text:style-name="T1">в) <text:s text:c="4"/>обслуживание воздушного движения;</text:span></text:p>
      <text:p text:style-name="P8"><text:span text:style-name="T1">г) <text:s text:c="4"/>технологии работы, правила радиообмена и типовая фразеология;</text:span></text:p>
      <text:p text:style-name="P8"><text:span text:style-name="T1">д) <text:s text:c="4"/>метеорологическое обеспечение полетов;</text:span></text:p>
      <text:p text:style-name="P21"><text:span text:style-name="T1">е) <text:s/>основы аэродинамики и летно-технические характеристики воздушных судов;</text:span></text:p>
      <text:p text:style-name="P8"><text:span text:style-name="T1">ж) <text:s text:c="3"/>навигационное (штурманское) обеспечение полетов;</text:span></text:p>
      <text:p text:style-name="P8"><text:span text:style-name="T1">з) <text:s text:c="4"/>радиотехническое и светотехническое обеспечение полетов;</text:span></text:p>
      <text:p text:style-name="P11"><text:span text:style-name="T1">и) английский язык (для персонала, осуществляющего обслуживание воздушного движения <text:s/>на английском языке).</text:span></text:p>
      <text:p text:style-name="P11"><text:span text:style-name="T1">Руководители полетов и персонал ОВД, имеющий допуск к работе руководителем полетов, дополнительно проходят проверку теоретических знаний по порядку действий при авиационном происшествии или авиационном инциденте, порядку обеспечения и обслуживания литерных рейсов и порядку использования средств объективного контроля.</text:span></text:p>
      <text:p text:style-name="P8"><text:span text:style-name="T1">37. Проверка считается успешно завершенной, если:</text:span></text:p>
      <text:p text:style-name="P8"><text:span text:style-name="T1">при контрольном тестировании на ЭВМ проверяемый диспетчер УВД с учетом классной квалификации ответил правильно не менее чем на 75 % вопросов по разделу (области), допускающему оценку 3 (три), не менее чем на 80% вопросов по разделу (области), допускающему оценку 4 (четыре), и не менее чем на 85% вопросов по разделу (области), допускающему оценку 5 (пять), <text:s/>или сдал <text:s/>экзамен (зачет) с <text:s/>оценками, предъявляемыми соответствующему классу классной квалификации.</text:span></text:p>
      <text:p text:style-name="P8"><text:span text:style-name="T1">Количество вопросов при контрольном тестировании по каждому разделу (области) должно быть не более 20.</text:span></text:p>
      <text:p text:style-name="P8"><text:span text:style-name="T1">38. При результатах тестирования ниже, чем 75%, 80% и 85% правильных ответов соответственно, специалисту предоставляется возможность повторного тестирования в течение пяти дней. В случае повторного отрицательного результата проверки специалист направляется в соответствующую квалификационную комиссию для подтверждения соответствующего класса квалификации.<text:s text:c="2"/></text:span></text:p>
      <text:p text:style-name="P8"><text:span text:style-name="T1">После повторного тестирования и получения отметок, соответствующих одному из предусмотренных классов классной квалификации, <text:s/>при продлении срока действия свидетельства <text:s/>свидетельство продлевается. В случае решения соответствующей квалификационной комиссии о понижении классной квалификации в свидетельство диспетчера УВД вносится соответствующая запись о понижении в классе. Датой понижения в классе считается дата принятия решения соответствующей квалификационной комиссией. Повторная проверка теоретических знаний на повышение классной квалификации возможна не ранее чем через год.</text:span></text:p>
      <text:p text:style-name="P8"><text:span text:style-name="T1">Оценки, полученные при присвоении классной квалификации, действительны при продлении срока действия свидетельства в течение шести месяцев.</text:span></text:p>
      <text:p text:style-name="P8"><text:span text:style-name="T1">39. Проверка практических навыков персонала ОВД осуществляется в следующих случаях:</text:span></text:p>
      <text:p text:style-name="P8"><text:span text:style-name="T1">при получении свидетельства диспетчера УВД, первоначального допуска к работе, третьего класса квалификации и квалификационной отметки;</text:span></text:p>
      <text:p text:style-name="P8"><text:span text:style-name="T1">при последующем присвоении (подтверждении) квалификационной отметки;</text:span></text:p>
      <text:p text:style-name="P8"><text:span text:style-name="T1">при допуске к самостоятельной работе;</text:span></text:p>
      <text:p text:style-name="P8"><text:span text:style-name="T1">при допуске к обслуживанию воздушного движения на английском языке;</text:span></text:p>
      <text:p text:style-name="P8"><text:span text:style-name="T1">при продлении срока действия свидетельства;</text:span></text:p>
      <text:p text:style-name="P8"><text:span text:style-name="T1">при повышении (подтверждении) классной квалификации;<text:s/></text:span></text:p>
      <text:p text:style-name="P8"><text:span text:style-name="T1">при перерывах в работе более 30 дней;</text:span></text:p>
      <text:p text:style-name="P8"><text:span text:style-name="T1">при нарушениях, приведших к авиационному происшествию или авиационному инциденту.</text:span></text:p>
      <text:p text:style-name="P22"><text:span text:style-name="T9">40. Виды проверок, указанных в пункте 36 (за исключением случаев совершения авиационного происшествия или <text:s/>авиационного инцидента при ОВД), могут совмещаться по времени.</text:span></text:p>
      <text:p text:style-name="P8"><text:span text:style-name="T1">41. Проверка практических навыков диспетчера УВД осуществляется на одном из диспетчерских пунктов (секторе), на котором имеется допуск к работе с учетом действующей квалификационной отметки (отметок).</text:span></text:p>
      <text:p text:style-name="P23"><text:span text:style-name="T1">43. Результаты проверок практических навыков диспетчера УВД заносятся в оценочный лист и в книжку диспетчера УВД. Оценки проверок практических навыков действительны для кандидатов, представленных для <text:s/>повышения классной квалификации в течение шести месяцев.<text:s/></text:span></text:p>
      <text:p text:style-name="P8"><text:span text:style-name="T1">44. Проверка практических навыков диспетчера УВД производится в течение двух часов при средней интенсивности (сложности) воздушного движения. При перерывах в работе от трёх до шести месяцев продолжительность проверок удваивается. При перерывах в работе от шести месяцев до одного года проводится стажировка на диспетчерском пункте в объеме от 36 до 72 часов, а при перерывах в работе более одного года в соответствии с приложением <text:s/>к настоящему Порядку.</text:span></text:p>
      <text:p text:style-name="P8"><text:span text:style-name="T1">45. Проверки практических навыков диспетчеров УВД проводятся диспетчерами-инструкторами, а также старшими диспетчерами и руководителями полетов.</text:span></text:p>
      <text:p text:style-name="P8"><text:span text:style-name="T1">Проверка проводится по следующим элементам:</text:span></text:p>
      <text:p text:style-name="P8"><text:span text:style-name="T1">прием дежурства и подготовка рабочего места;</text:span></text:p>
      <text:p text:style-name="P8"><text:span text:style-name="T1">знание воздушной и метеорологической обстановки в контролируемом районе (зоне), особенности выполнения плана воздушного движения;</text:span></text:p>
      <text:p text:style-name="P8"><text:span text:style-name="T1">соблюдение установленных правил обслуживания воздушного движения согласно техологии работы;</text:span></text:p>
      <text:p text:style-name="P8"><text:span text:style-name="T1">использование радиотехнических средств;</text:span></text:p>
      <text:p text:style-name="P8"><text:span text:style-name="T1">знание и применение правил радиообмена и правильное применение типовой фразеологии, а также <text:s/>в части выполнения своих функциональных обязанностей соблюдение требований табеля сообщений о движении воздушных судов в Российской Федерации;</text:span></text:p>
      <text:p text:style-name="P24"><text:span text:style-name="T1">ведение установленной диспетчерской документации согласно технологии работы.<text:s/></text:span></text:p>
      <text:p text:style-name="P8"><text:span text:style-name="T1">46. Проверку деятельности руководителей полетов, старших диспетчеров и диспетчеров-инструкторов осуществляют старшие начальники один раз в <text:s text:c="16"/>12 <text:s/>месяцев.</text:span></text:p>
      <text:p text:style-name="P8"><text:span text:style-name="T1">Проверка деятельности руководителей полетов и <text:s/>старших диспетчеров проводится по следующим элементам:</text:span></text:p>
      <text:p text:style-name="P8"><text:span text:style-name="T1">проведение инструктажа работы смены;</text:span></text:p>
      <text:p text:style-name="P8"><text:span text:style-name="T1">прием и сдача дежурства;</text:span></text:p>
      <text:p text:style-name="P8"><text:span text:style-name="T1">контроль приема и сдачи дежурства персоналом ОВД диспетчерской смены, а также организации подмены диспетчеров УВД в процессе работы;</text:span></text:p>
      <text:p text:style-name="P8"><text:span text:style-name="T1">взаимодействие со службами, обеспечивающими полеты;</text:span></text:p>
      <text:p text:style-name="P8"><text:span text:style-name="T1">контроль работы диспетчерской смены в период дежурства;<text:s/></text:span></text:p>
      <text:p text:style-name="P8"><text:span text:style-name="T1">проведение разбора работы диспетчерской смены.<text:s text:c="2"/></text:span></text:p>
      <text:p text:style-name="P8"><text:span text:style-name="T1">Проверка деятельности диспетчеров-инструкторов проводится по следующим элементам:</text:span></text:p>
      <text:p text:style-name="P8"><text:span text:style-name="T1">организация, планирование и проведение предварительной подготовки <text:s/>стажера;</text:span></text:p>
      <text:p text:style-name="P8"><text:span text:style-name="T1">определение готовности стажера к практической стажировке;</text:span></text:p>
      <text:p text:style-name="P8"><text:span text:style-name="T1">организация, планирование и проведение практической стажировки на диспетчерском пункте и диспетчерском тренажере;</text:span></text:p>
      <text:p text:style-name="P8"><text:span text:style-name="T1">ведение дневника стажера и оформление представления на допуск к работе в качестве диспетчера УВД.</text:span></text:p>
      <text:p text:style-name="P8"><text:span text:style-name="T1">47. Проверку деятельности руководителей полетов, старших диспетчеров и диспетчеров-инструкторов разрешается проводить поэтапно в течение двух-трех смен.</text:span><text:span text:style-name="T10"><text:s/></text:span></text:p>
      <text:p text:style-name="P8"><text:span text:style-name="T1">48. В процессе проверки практических навыков <text:s/>диспетчеров УВД необходимо использовать данные анализа средств объективного контроля.</text:span></text:p>
      <text:p text:style-name="P8"><text:span text:style-name="T1">49. О результатах проверки технологии работы и об использовании средств объективного контроля делается отметка в книжке диспетчера УВД.<text:s/></text:span></text:p>
      <text:p text:style-name="P8"><text:span text:style-name="T1">50. Проверка практических навыков диспетчеров УВД, допущенных к обслуживанию воздушного движения на английском языке, проводится на русском и английском языках одновременно (смешанно).</text:span></text:p>
      <text:p text:style-name="P8"><text:span text:style-name="T1">51. Тренажерная подготовка является неотъемлемой частью проверки практических навыков в случаях, указанных в пункте 52</text:span><text:span text:style-name="T12"><text:s/></text:span><text:span text:style-name="T1">настоящего Порядка.</text:span></text:p>
      <text:p text:style-name="P8"><text:span text:style-name="T1">52. Тренажерная подготовка персонала ОВД проводится в следующих случаях:</text:span></text:p>
      <text:p text:style-name="P8"><text:span text:style-name="T1">при допуске к самостоятельной работе;</text:span></text:p>
      <text:p text:style-name="P8"><text:span text:style-name="T1">при допуске к обслуживанию воздушного движения на английском языке;</text:span></text:p>
      <text:p text:style-name="P8"><text:span text:style-name="T1">при продлении срока действия свидетельства;</text:span></text:p>
      <text:p text:style-name="P8"><text:span text:style-name="T1">при повышении (подтверждении) в классе;</text:span></text:p>
      <text:p text:style-name="P8"><text:span text:style-name="T1">при подготовке к работе в весенне-летний период <text:s/>и в осенне-зимний период;</text:span></text:p>
      <text:p text:style-name="P8"><text:span text:style-name="T1">при перерывах в работе по обслуживанию воздушного движения более трех месяцев;<text:s/></text:span></text:p>
      <text:p text:style-name="P8"><text:span text:style-name="T1">при присвоении (подтверждении) квалификационной отметки;</text:span></text:p>
      <text:p text:style-name="P8"><text:span text:style-name="T1">при нарушениях, приведших к авиационному происшествию или авиационному инциденту;</text:span></text:p>
      <text:p text:style-name="P8"><text:span text:style-name="T1"><text:s/>при изменении маршрутов и схем полетов, внедрении новых процедур ОВД.</text:span></text:p>
      <text:p text:style-name="P8"><text:span text:style-name="T1">Руководитель полетов может направить диспетчера УВД на дополнительную тренажерную подготовку по результатам проверки средств объективного контроля.</text:span></text:p>
      <text:p text:style-name="P8"><text:span text:style-name="T1">53. Тренажерная подготовка <text:s/>проводится в объеме не менее двух часов, а при допуске к самостоятельной работе <text:s/>в объёме, указанном в приложении к настоящему Порядку.</text:span></text:p>
      <text:p text:style-name="P8"><text:span text:style-name="T1">54. Тренажерная подготовка персонала ОВД <text:s/>включает в себя тренировки на диспетчерском тренажере (далее - тренировка) и проверки практических навыков по управлению воздушным движением на диспетчерском тренажере (далее – проверка).</text:span></text:p>
      <text:p text:style-name="P8"><text:span text:style-name="T1">55. Прохождение тренажерной подготовки персонала ОВД осуществляется под руководством диспетчера-инструктора тренажера. Тренажерная подготовка может проводиться как индивидуально, так и в составе смены.</text:span></text:p>
      <text:p text:style-name="P8"><text:span text:style-name="T1">56. Допускается индивидуальная подготовка на диспетчерском тренажере по личной инициативе специалиста.<text:s/></text:span></text:p>
      <text:p text:style-name="P8"><text:span text:style-name="T1">57. При отсутствии диспетчерского тренажера в центре ОВД для проведения тренажерной подготовки диспетчеров УВД она может быть <text:s/>заменена проверкой практических навыков <text:s/>на рабочем месте на основании решения работодателя в объеме, указанном в пунктах 29 и 44 <text:s/>настоящего Порядка.<text:s/></text:span></text:p>
      <text:p text:style-name="P8"><text:span text:style-name="T1">58. Перед проверкой (тренировкой) проводится инструктаж, во время которого объясняются особенности и цели предстоящего упражнения. На инструктаже при необходимости проводится проверка знаний и определение готовности <text:s/>диспетчера УВД к выполнению предстоящего упражнения. Диспетчер-инструктор тренажера не допускает к проверке (тренировке) неподготовленного специалиста с последующим докладом об этом его непосредственному начальнику.</text:span></text:p>
      <text:p text:style-name="P8"><text:span text:style-name="T1">59. С диспетчером УВД, впервые прибывшим для прохождения тренировки, диспетчер-инструктор тренажера проводит ознакомительное занятие. При необходимости проводится инструкторский показ выполнения упражнения по обслуживанию воздушного движения. Продолжительность тренировки определяет диспетчер-инструктор тренажера в зависимости от цели тренировки и уровня подготовки тренируемого диспетчера УВД.</text:span></text:p>
      <text:p text:style-name="P8"><text:span text:style-name="T1">60. По окончании тренировки <text:s/>проводится разбор допущенных ошибок по обслуживанию воздушного движения.<text:s/></text:span></text:p>
      <text:p text:style-name="P8"><text:span text:style-name="T1">61. Оценка практических навыков производится с применением пятибалльной системы по следующим технологическим операциям:</text:span></text:p>
      <text:p text:style-name="P8"><text:span text:style-name="T1">прием дежурства и подготовка рабочего места;</text:span></text:p>
      <text:p text:style-name="P8"><text:span text:style-name="T1">соблюдение правил и процедур управления воздушным движением;</text:span></text:p>
      <text:p text:style-name="P8"><text:span text:style-name="T1">анализ и решение конфликтных ситуаций;</text:span></text:p>
      <text:p text:style-name="P8"><text:span text:style-name="T1">соблюдение правил радиосвязи и фразеологии радиообмена;</text:span></text:p>
      <text:p text:style-name="P8"><text:span text:style-name="T1">приоритетность, регулирование очередности, управление скоростями, векторение, эшелонирование, техника управления воздушным движением c использованием средств наблюдения ОВД;</text:span></text:p>
      <text:p text:style-name="P8"><text:span text:style-name="T1">действия при управлении воздушным движением в особых случаях и условиях в полете.</text:span></text:p>
      <text:p text:style-name="P8"><text:span text:style-name="T1">62. Каждому специалисту, направляемому на тренажерную подготовку, выдается письменное задание с указанием диспетчерского пункта, на котором должна проводиться тренажерная подготовка. Результаты тренажерной подготовки заносятся в оценочный лист, специальный журнал и в книжку диспетчера УВД.</text:span></text:p>
      <text:p text:style-name="P8"><text:span text:style-name="T1">Оценки по тренажерной подготовке выставляются при допуске к самостоятельной работе (в том числе при допуске к ОВД на английском языке), присвоении (подтверждении) квалификационной отметки, продлении срока действия свидетельства диспетчера УВД и повышении (подтверждения) классной квалификации. В остальных случаях тренажерная подготовка направлена на тренировку персонала ОВД, поддержание (восстановление) навыков по обслуживанию воздушного движения и применению их при ОВД в нестандартных ситуациях и не сопровождается выставлением оценок.</text:span></text:p>
      <text:p text:style-name="P8"><text:span text:style-name="T1">Результаты тренажерной подготовки для персонала ОВД, представляемого на повышение (подтверждение) классной квалификации, действительны в течение шести месяцев.</text:span></text:p>
      <text:p text:style-name="P8"><text:span text:style-name="T1">63. Диспетчеры УВД, имеющие допуск к обслуживанию воздушного движения на английском языке, проходят тренажерную подготовку на английском и русском языках одновременно.</text:span></text:p>
      <text:p text:style-name="P8"/>
      <text:p text:style-name="P25"><text:span text:style-name="T13">V. Повышение и поддержание квалификации персонала ОВД</text:span></text:p>
      <text:p text:style-name="P10"/>
      <text:p text:style-name="P8"><text:span text:style-name="T1">64. Курсы повышения квалификации персонала ОВД проводятся с целью:</text:span></text:p>
      <text:p text:style-name="P8"><text:span text:style-name="T1">получения последующих квалификационных отметок персоналом ОВД;<text:s/></text:span></text:p>
      <text:p text:style-name="P8"><text:span text:style-name="T1">повышения в должности персонала ОВД;</text:span></text:p>
      <text:p text:style-name="P8"><text:span text:style-name="T1">подготовки для получения допуска к работе руководителем полетов, старшим диспетчером, диспетчером-инструктором;<text:s text:c="2"/></text:span></text:p>
      <text:p text:style-name="P8"><text:span text:style-name="T1">периодического повышения квалификации персонала ОВД и освоения новых технических средств и систем ОВД;</text:span></text:p>
      <text:p text:style-name="P8"><text:span text:style-name="T1">восстановления профессиональных знаний и навыков после длительных перерывов в работе (более одного года).</text:span></text:p>
      <text:p text:style-name="P8"><text:span text:style-name="T1">65. Повышение квалификации персонала ОВД проводится в целях изучения новых средств и современных методов обслуживания воздушного движения, совершенствования и приобретения углубленных знаний, умений и навыков по своей профессии, в организаторской и методической работе.<text:s/></text:span></text:p>
      <text:p text:style-name="P8"><text:span text:style-name="T1">66. Кандидаты на получение допуска к работе руководителя полетов, назначаемые на должности начальников: пунктов ОВД; служб движения; центров Единой системы организации воздушного движения (далее - <text:s/>ЕС ОрВД) и центров ОВД, директора филиалов и центров ОВД и их заместители по ОВД перед назначением на должность проходят курсы подготовки в образовательных учреждениях среднего и высшего профессионального образования гражданской авиации.<text:s text:c="2"/></text:span></text:p>
      <text:p text:style-name="P8"><text:span text:style-name="T1">Директора филиалов и центров ОВД и их заместители по ОВД, начальники служб движения организаций, начальники пунктов ОВД и центров ОВД <text:s/>могут проходить курсы повышения квалификации и после назначения на должность, но не позднее шести месяцев после назначения.</text:span></text:p>
      <text:p text:style-name="P8"><text:span text:style-name="T1">67. Курсы повышения квалификации по подготовке старших диспетчеров, диспетчеров-инструкторов и диспетчеров-инструкторов тренажеров комплектуются из числа наиболее подготовленных диспетчеров УВД, имеющих способность к учебно-методической и воспитательной работе.<text:s/></text:span></text:p>
      <text:p text:style-name="P8"><text:span text:style-name="T1">68. Курсы повышения квалификации по подготовке руководителей полетов комплектуются из числа наиболее подготовленных диспетчеров УВД, старших диспетчеров и диспетчеров-инструкторов <text:s/>с <text:s/>образованием, <text:s/>требуемым для занятия данной должности, показавших высокие организаторские и методические способности на предыдущих этапах работы по <text:s/>управлению воздушным движением.<text:s/></text:span></text:p>
      <text:p text:style-name="P8"><text:span text:style-name="T1">69. Перед назначением на должность руководителей полетов, старших диспетчеров и диспетчеров-инструкторов кандидаты проходят профессионально-психологический отбор.</text:span></text:p>
      <text:p text:style-name="P8"><text:span text:style-name="T1">70. Директора филиалов и центров ОВД, их заместители по ОВД, начальники главного, зональных, районных центров ЕС ОрВД, <text:s/>начальники аэродромных диспетчерских центров, начальники служб, диспетчерских пунктов ОВД, а также лица, занимающие должности руководителя полетов,</text:span><text:span text:style-name="T6"><text:s/></text:span><text:span text:style-name="T1">проходят курсы повышения квалификации образовательных учреждениях <text:s/>среднего профессионального и высшего профессионального образования гражданской авиации один раз в пять лет.</text:span></text:p>
      <text:p text:style-name="P8"><text:span text:style-name="T1"><text:s text:c="2"/>Для руководителей полетов, имеющих допуск к обслуживанию полетов на английском языке, курсы повышения квалификации организуются по совмещенной программе.<text:s/></text:span></text:p>
      <text:p text:style-name="P8"><text:span text:style-name="T1">71. Старшие <text:s/>диспетчеры, <text:s/>диспетчеры-инструкторы, диспетчеры-инструкторы тренажеров, диспетчеры УВД проходят курсы повышения квалификации в образовательных учреждениях среднего и высшего профессионального образования гражданской авиации или АУЦ один раз в три года.<text:s/></text:span></text:p>
      <text:p text:style-name="P8"><text:span text:style-name="T1">72. Диспетчеры планирования воздушного движения главного центра <text:s text:c="13"/>ЕС ОрВД, зонального центра ЕС ОрВД, групп обеспечения планирования и аэродромного диспетчерского пункта проходят курсы повышения квалификации в образовательных учреждениях среднего и высшего профессионального образования гражданской авиации или АУЦ один раз в пять лет.</text:span></text:p>
      <text:p text:style-name="P8"><text:span text:style-name="T1">73. Для старших <text:s/>диспетчеров, <text:s/>диспетчеров-инструкторов, <text:s/>диспетчеров УВД, имеющих допуск к обслуживанию полетов на английском языке, а также диспетчеров-инструкторов тренажеров организуются курсы повышения квалификации по специальности и английскому языку <text:s/>по совмещенной программе один раз в три года в образовательных учреждениях среднего и высшего профессионального образования гражданской авиации или АУЦ. Специалисты могут быть освобождены от курсов повышения квалификации в части английского языка в случае успешной сдачи экзамена экстерном по фразеологии радиообмена</text:span><text:span text:style-name="T12"><text:s/></text:span><text:span text:style-name="T1">и</text:span><text:span text:style-name="T12"><text:s/></text:span><text:span text:style-name="T1">наличия</text:span><text:span text:style-name="T6"><text:s/></text:span><text:span text:style-name="T1">уровня владения английским языком не ниже 4 (рабочего) по Шкале оценки языковых знаний ИКАО.</text:span></text:p>
      <text:p text:style-name="P8"><text:span text:style-name="T1">74. В случаях необходимости работодатель может перенести сроки прохождения курсов повышения квалификации не более, чем на три месяца.</text:span></text:p>
      <text:p text:style-name="P8"><text:span text:style-name="T1">75. Персонал ОВД и персонал ПВД, не прошедший в установленные сроки очередные курсы повышения квалификации независимо от причин, отстраняется от исполнения должностных обязанностей. Своевременное направление персонала ОВД и персонала ПВД на курсы повышения квалификации обеспечивается работодателем.</text:span></text:p>
      <text:p text:style-name="P8"><text:span text:style-name="T1">76. Оценки, полученные персоналом ОВД на курсах повышения квалификации, действительны в течение одного года для процедуры продления срока действия свидетельства диспетчера УВД.</text:span></text:p>
      <text:p text:style-name="P8"><text:span text:style-name="T1">77. Для совершенствования и поддержания уровня языковой подготовки персонал ОВД может направляться в зарубежные учебные центры. Направлению в зарубежные учебные центры подлежат лица, прошедшие квалификационное тестирование и показавшие третий и выше уровень владения английским языком по Шкале оценки языковых знаний ИКАО.<text:s/></text:span></text:p>
      <text:p text:style-name="P8"><text:span text:style-name="T1">78. С целью поддержания достигнутого уровня знаний используемого в гражданской авиации языкового стандарта ИКАО непосредственно в организации дополнительно организуются и проводятся курсы поддержания <text:s/>квалификации в области языковой подготовки.<text:s/></text:span></text:p>
      <text:p text:style-name="P8"><text:span text:style-name="T1">Периодичность прохождения таких краткосрочных курсов персоналом ОВД устанавливается работодателем, но не должна превышать 18 месяцев между прохождением персоналом ОВД <text:s/>основных курсов повышения квалификации.</text:span></text:p>
      <text:p text:style-name="P8"><text:span text:style-name="T1">79. При перерывах в работе по ОВД более одного года <text:s/>руководящий и диспетчерский состав ОВД проходит курсы повышения квалификации.</text:span></text:p>
      <text:p text:style-name="P8"><text:span text:style-name="T1">80. В целях поддержания уровня квалификации персонала ОВД в <text:s/>центрах ОВД и в организациях организуются и проводятся:<text:s/></text:span></text:p>
      <text:p text:style-name="P8"><text:span text:style-name="T1">профессиональная (техническая) учеба, в том числе при подготовке к работе в осенне-зимний и весенне-летний периоды и для поддержания требуемого уровня владения английским языком;</text:span></text:p>
      <text:p text:style-name="P8"><text:span text:style-name="T1">подготовка к продлению срока действия свидетельства диспетчера УВД;</text:span></text:p>
      <text:p text:style-name="P8"><text:span text:style-name="T1">подготовка к повышению класса классной квалификации;</text:span></text:p>
      <text:p text:style-name="P8"><text:span text:style-name="T1">тренажерная подготовка;</text:span></text:p>
      <text:p text:style-name="P8"><text:span text:style-name="T1">стажировка.</text:span></text:p>
      <text:p text:style-name="P8"><text:span text:style-name="T1">81. Для поддержания уровня профессиональной подготовки персонала ОВД в части практической подготовки создается подразделение поддержания практических навыков, в котором предусматривается:</text:span></text:p>
      <text:p text:style-name="P8"><text:span text:style-name="T1">функционирование тренажерного центра или диспетчерского тренажера;</text:span></text:p>
      <text:p text:style-name="P8"><text:span text:style-name="T1">наличие соответствующего для проведения обучения оборудования;</text:span></text:p>
      <text:p text:style-name="P8"><text:span text:style-name="T1">наличие необходимого персонала.<text:s/></text:span></text:p>
      <text:p text:style-name="P8"><text:span text:style-name="T1">82. Тематика занятий в рамках системы поддержания квалификации в центрах ОВД (организациях) определяется планом профессиональной (технической) учебы. Занятия проводятся по расписанию.<text:s/></text:span></text:p>
      <text:p text:style-name="P8"><text:span text:style-name="T1">83. В соответствии с планом профессиональной (технической) учебы ежемесячно в центрах ОВД (службах движения) составляется расписание учебных занятий, которое утверждается его руководителем не позднее 25 числа каждого месяца. Количество часов таких занятий в течение месяца устанавливается планом профессиональной (технической) учебы из расчета <text:s/>не более восьми <text:s/>часов в месяц.</text:span></text:p>
      <text:p text:style-name="P8"><text:span text:style-name="T1">84. Планы направления на профессиональную (техническую) учебу персонала ОВД составляются начальником центра ОВД (службы движения) на год с учетом имеющихся задач.</text:span></text:p>
      <text:p text:style-name="P8"><text:span text:style-name="T1">85. Профессиональная (техническая) учеба проводится с личным составом смен. Диспетчеры УВД, отсутствующие на занятиях, изучают учебный материал самостоятельно.</text:span></text:p>
      <text:p text:style-name="P8"><text:span text:style-name="T1">86. О проведенных занятиях делается запись в журнале учета изучения документов и профессиональной учебы.</text:span></text:p>
      <text:p text:style-name="P8"><text:span text:style-name="T1">87. Планирование, проведение и контроль состояния профессиональной (технической) учебы организовывают начальники центров ОВД.</text:span></text:p>
      <text:p text:style-name="P8"><text:span text:style-name="T1">88. Основными видами профессиональной (технической) учебы являются:</text:span></text:p>
      <text:p text:style-name="P8"><text:span text:style-name="T1">теоретические занятия;</text:span></text:p>
      <text:p text:style-name="P8"><text:span text:style-name="T1">самостоятельная подготовка;</text:span></text:p>
      <text:p text:style-name="P8"><text:span text:style-name="T1">тренажерная подготовка;</text:span></text:p>
      <text:p text:style-name="P8"><text:span text:style-name="T1">розыгрыш УВД;</text:span></text:p>
      <text:p text:style-name="P8"><text:span text:style-name="T1">разбор работы по организации и обслуживанию воздушного движения.</text:span></text:p>
      <text:p text:style-name="P8"><text:span text:style-name="T1">89. Теоретические занятия проводятся в виде лекций, семинаров, конференций по тематике, утвержденной планом профессиональной (технической) учебы.</text:span></text:p>
      <text:p text:style-name="P8"><text:span text:style-name="T1"><text:s/>Занятия проводятся также для изучения нормативных документов и информации по безопасности полетов.</text:span></text:p>
      <text:p text:style-name="P8"><text:span text:style-name="T1">90. Самостоятельная подготовка персонала ОВД и персонала ПВД может проводиться дополнительно по результатам освоения пройденного материала или тестирования.</text:span></text:p>
      <text:p text:style-name="P8"><text:span text:style-name="T1">91. Тренажерная подготовка проводится с личным составом смен с целью закрепления и правильной отработки знаний и навыков по управлению воздушным движением, полученных в процессе профессиональной (технической) учебы.</text:span></text:p>
      <text:p text:style-name="P8"><text:span text:style-name="T1">92. Розыгрыши УВД проводятся в сменах по плану руководителя полетов (старшего диспетчера, диспетчера-инструктора).</text:span></text:p>
      <text:p text:style-name="P8"><text:span text:style-name="T1">93. <text:s/>Разбор работы по организации и обслуживанию воздушного движения проводится с целью:</text:span></text:p>
      <text:p text:style-name="P8"><draw:frame draw:style-name="gr1" draw:id="shape2" svg:width="43.20007483920pt" svg:height="21.60003741960pt" svg:y="10.2pt" text:anchor-type="as-char"><draw:text-box><text:p text:style-name="P10"><text:span text:style-name="T8">- 27 -</text:span></text:p><text:p text:style-name="_D0_9E_D0_B1_D1_8B_D1_87_D0_BD_D1_8B_D0_B9"/></draw:text-box></draw:frame><text:span text:style-name="T1">анализа работы за определенный период;</text:span></text:p>
      <text:p text:style-name="P8"><text:span text:style-name="T1">обобщения и внедрения передового опыта работы;</text:span></text:p>
      <text:p text:style-name="P8"><text:span text:style-name="T1">оценки работы дежурных смен и отдельных специалистов обслуживания воздушного движения.</text:span></text:p>
      <text:p text:style-name="P8"><text:span text:style-name="T1">94. Разборы работы проводятся по плану и вне плана. Плановые <text:s text:c="2"/>разборы проводятся ежемесячно, внеплановые <text:s/>разборы проводятся с целью разбора обстоятельств и причин авиационных происшествий и авиационных инцидентов.</text:span></text:p>
      <text:p text:style-name="P8"><text:span text:style-name="T1">95. При необходимости на разбор работы приглашаются представители других служб, участвующих в обеспечении полетов воздушных судов.</text:span></text:p>
      <text:p text:style-name="P8"><text:span text:style-name="T1">96. Технические конференции проводятся по мере необходимости, как правило, два раза в год при подготовке к работе в осенне-зимний и весенне-летний периоды.</text:span></text:p>
      <text:p text:style-name="P8"><text:span text:style-name="T1">97. Изучение нормативных документов и информации по безопасности полетов проводятся постоянно по мере поступления информации под роспись. Указанный вид обучения организуется руководителем полетов (начальника смены) и проводится в сменах.</text:span></text:p>
      <text:p text:style-name="P26"/>
      <text:p text:style-name="P27"/>
      <text:p text:style-name="P28"><text:span text:style-name="T1">ПРИЛОЖЕНИЕ<text:s/></text:span></text:p>
      <text:p text:style-name="P29"><text:span text:style-name="T14">к Порядку</text:span><text:span text:style-name="T15"><text:s/></text:span><text:span text:style-name="T14">функционирования непрерывной системы профессиональной 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<text:s/></text:span><text:span text:style-name="T15"><text:s text:c="2"/><text:tab/></text:span></text:p>
      <text:p text:style-name="P30"><text:span text:style-name="T16">Объем стажировки персонала ОВД на диспетчерских пунктах при получении допуска к работе</text:span></text:p>
      <table:table>
        <table:table-column/>
        <table:table-column/>
        <table:table-column/>
        <table:table-column/>
        <table:table-column/>
        <table:table-row>
          <table:table-cell rowSpan="2" columnSpan="1">
            <text:p text:style-name="P31"><text:span text:style-name="T17">№ п/п</text:span></text:p>
          </table:table-cell>
          <table:table-cell rowSpan="2" columnSpan="1">
            <text:p text:style-name="P10"><text:span text:style-name="T17">Наименование пункта</text:span></text:p>
          </table:table-cell>
          <table:table-cell rowSpan="1" columnSpan="2">
            <text:p text:style-name="P31"><text:span text:style-name="T17">Время стажировки, час*</text:span></text:p>
          </table:table-cell>
          <table:covered-table-cell/>
          <table:table-cell rowSpan="2" columnSpan="1">
            <text:p text:style-name="P10"><text:span text:style-name="T17">Время ознакомления с работой смежных диспетчерских пунктов, час*</text:span></text:p>
          </table:table-cell>
        </table:table-row>
        <table:table-row>
          <table:covered-table-cell/>
          <table:covered-table-cell/>
          <table:table-cell rowSpan="1" columnSpan="1">
            <text:p text:style-name="P10"><text:span text:style-name="T17">на рабочем месте</text:span></text:p>
          </table:table-cell>
          <table:table-cell rowSpan="1" columnSpan="1">
            <text:p text:style-name="P10"><text:span text:style-name="T17">на диспетчерском тренажере</text:span></text:p>
          </table:table-cell>
          <table:covered-table-cell/>
        </table:table-row>
        <table:table-row>
          <table:table-cell rowSpan="1" columnSpan="1">
            <text:p text:style-name="P10"><text:span text:style-name="T17">1</text:span></text:p>
          </table:table-cell>
          <table:table-cell rowSpan="1" columnSpan="1">
            <text:p text:style-name="P10"><text:span text:style-name="T17">2</text:span></text:p>
          </table:table-cell>
          <table:table-cell rowSpan="1" columnSpan="1">
            <text:p text:style-name="P10"><text:span text:style-name="T17">3</text:span></text:p>
          </table:table-cell>
          <table:table-cell rowSpan="1" columnSpan="1">
            <text:p text:style-name="P10"><text:span text:style-name="T17">4</text:span></text:p>
          </table:table-cell>
          <table:table-cell rowSpan="1" columnSpan="1">
            <text:p text:style-name="P10"><text:span text:style-name="T17">5</text:span></text:p>
          </table:table-cell>
        </table:table-row>
        <table:table-row>
          <table:table-cell rowSpan="1" columnSpan="1">
            <text:p text:style-name="P10">1</text:p>
          </table:table-cell>
          <table:table-cell rowSpan="1" columnSpan="1">
            <text:p text:style-name="P31">Диспетчерский пункт руления (ДПР)</text:p>
          </table:table-cell>
          <table:table-cell rowSpan="1" columnSpan="1">
            <text:p text:style-name="P10">90</text:p>
          </table:table-cell>
          <table:table-cell rowSpan="1" columnSpan="1">
            <text:p text:style-name="P10">10</text:p>
          </table:table-cell>
          <table:table-cell rowSpan="1" columnSpan="1">
            <text:p text:style-name="P10">40</text:p>
          </table:table-cell>
        </table:table-row>
        <table:table-row>
          <table:table-cell rowSpan="1" columnSpan="1">
            <text:p text:style-name="P10">2</text:p>
          </table:table-cell>
          <table:table-cell rowSpan="1" columnSpan="1">
            <text:p text:style-name="P31">Стартовый, вспомогательный стартовый диспетчерский пункт (СПД, ВСДП<text:span text:style-name="T1">)</text:span></text:p>
          </table:table-cell>
          <table:table-cell rowSpan="1" columnSpan="1">
            <text:p text:style-name="P10">200</text:p>
          </table:table-cell>
          <table:table-cell rowSpan="1" columnSpan="1">
            <text:p text:style-name="P10">10</text:p>
          </table:table-cell>
          <table:table-cell rowSpan="1" columnSpan="1">
            <text:p text:style-name="P10">70</text:p>
          </table:table-cell>
        </table:table-row>
        <table:table-row>
          <table:table-cell rowSpan="1" columnSpan="1">
            <text:p text:style-name="P10">3</text:p>
          </table:table-cell>
          <table:table-cell rowSpan="1" columnSpan="1">
            <text:p text:style-name="P31">Диспетчерский пункт подхода, <text:s/>командно-диспетчерский пункт( Вышка), диспетчерский пункт круга, диспетчерский пункт системы посадки (ДПП, КДП, ДПК, ДПСП)</text:p>
          </table:table-cell>
          <table:table-cell rowSpan="1" columnSpan="1">
            <text:p text:style-name="P10">300</text:p>
            <text:p text:style-name="P10"/>
          </table:table-cell>
          <table:table-cell rowSpan="1" columnSpan="1">
            <text:p text:style-name="P10">75</text:p>
          </table:table-cell>
          <table:table-cell rowSpan="1" columnSpan="1">
            <text:p text:style-name="P10">45</text:p>
          </table:table-cell>
        </table:table-row>
        <table:table-row>
          <table:table-cell rowSpan="1" columnSpan="1">
            <text:p text:style-name="P10">5</text:p>
          </table:table-cell>
          <table:table-cell rowSpan="1" columnSpan="1">
            <text:p text:style-name="P31">Районный центр единой системы организации воздушного движения (РЦ ЕС ОрВД)</text:p>
          </table:table-cell>
          <table:table-cell rowSpan="1" columnSpan="1">
            <text:p text:style-name="P10">300</text:p>
            <text:p text:style-name="P10"/>
          </table:table-cell>
          <table:table-cell rowSpan="1" columnSpan="1">
            <text:p text:style-name="P10">75</text:p>
          </table:table-cell>
          <table:table-cell rowSpan="1" columnSpan="1">
            <text:p text:style-name="P10">45</text:p>
          </table:table-cell>
        </table:table-row>
        <table:table-row>
          <table:table-cell rowSpan="1" columnSpan="1">
            <text:p text:style-name="P10">6</text:p>
          </table:table-cell>
          <table:table-cell rowSpan="1" columnSpan="1">
            <text:p text:style-name="P31">Местный диспетчерский пункт (вспомогательный местный диспетчерский пункт), командно-диспетчерский, <text:s/>стартовый диспетчерский пункт и диспетчерский пункт круга местных воздушных линий (МДП, ВМДП, КДП МВЛ, СДП МВЛ, ДПК МВЛ)</text:p>
          </table:table-cell>
          <table:table-cell rowSpan="1" columnSpan="1">
            <text:p text:style-name="P10">200</text:p>
          </table:table-cell>
          <table:table-cell rowSpan="1" columnSpan="1">
            <text:p text:style-name="P10">20</text:p>
          </table:table-cell>
          <table:table-cell rowSpan="1" columnSpan="1">
            <text:p text:style-name="P10">45</text:p>
          </table:table-cell>
        </table:table-row>
        <table:table-row>
          <table:table-cell rowSpan="1" columnSpan="1">
            <text:p text:style-name="P10">7</text:p>
          </table:table-cell>
          <table:table-cell rowSpan="1" columnSpan="1">
            <text:p text:style-name="P31">Посадочный диспетчерский пункт (диспетчерский пункт системы посадки при наличии посадочного локатора) (ПДП,<text:span text:style-name="T1"><text:s/></text:span>ДПСП)</text:p>
          </table:table-cell>
          <table:table-cell rowSpan="1" columnSpan="1">
            <text:p text:style-name="P10">300</text:p>
          </table:table-cell>
          <table:table-cell rowSpan="1" columnSpan="1">
            <text:p text:style-name="P10">75</text:p>
          </table:table-cell>
          <table:table-cell rowSpan="1" columnSpan="1">
            <text:p text:style-name="P10">45</text:p>
          </table:table-cell>
        </table:table-row>
        <table:table-row>
          <table:table-cell rowSpan="1" columnSpan="1">
            <text:p text:style-name="P10">8</text:p>
          </table:table-cell>
          <table:table-cell rowSpan="1" columnSpan="1">
            <text:p text:style-name="P31">Для получения допуска <text:s/>старшего диспетчера, диспетчера-инструктора, руководителя полетов</text:p>
          </table:table-cell>
          <table:table-cell rowSpan="1" columnSpan="1">
            <text:p text:style-name="P10">170</text:p>
          </table:table-cell>
          <table:table-cell rowSpan="1" columnSpan="1">
            <text:p text:style-name="P31"/>
          </table:table-cell>
          <table:table-cell rowSpan="1" columnSpan="1">
            <text:p text:style-name="P31">100 (с диспетчерскими пунктами <text:s/>аэродрома, (района УВД), сменами взаимодействующими при ОВД служб аэропорта)</text:p>
          </table:table-cell>
        </table:table-row>
      </table:table>
      <text:p text:style-name="P32"/>
      <text:p text:style-name="P13">____________________________</text:p>
      <text:p text:style-name="P13">*<text:s text:c="2"/><text:span text:style-name="T11">Время <text:s/>стажировки и ознакомления с работой смежных диспетчерских пунктов (за исключением п/п 8) по решению работодателя может быть сокращено на 30%, если стажер проходил в данном центре ОВД производственную и <text:s/>преддипломную практику и имел положительные отзывы о её прохождении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_D0_97_D0_B0_D0_B3_D0_BE_D0_BB_D0_BE_D0_B2_D0_BE_D0_BA_202" style:display-name="Заголовок 2" style:family="paragraph">
      <style:paragraph-properties fo:background-color="transparent" fo:line-height="120%" fo:margin-bottom="3.000000000000000pt" fo:margin-left="0.000000000000000pt" fo:margin-right="0.000000000000000pt" fo:margin-top="12.000000000000000pt" fo:text-align="start" fo:text-indent="0.000000000000000pt" style:writing-mode="lr-tb">
        <style:drop-cap style:lines="0" style:length="0"/>
      </style:paragraph-properties>
      <style:text-properties fo:background-color="transparent" fo:color="#000000" fo:font-family="Arial" fo:font-size="14.000000000000000pt" fo:font-style="italic" fo:font-weight="bold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97_D0_B0_D0_B3_D0_BE_D0_BB_D0_BE_D0_B2_D0_BE_D0_BA_203" style:display-name="Заголовок 3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justify" fo:text-indent="28.350000000000001pt" style:writing-mode="lr-tb">
        <style:drop-cap style:lines="0" style:length="0"/>
      </style:paragraph-properties>
      <style:text-properties fo:background-color="transparent" fo:color="#000000" fo:font-family="Times New Roman" fo:font-size="11.000000000000000pt" fo:font-weight="bold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92_D0_B5_D1_80_D1_85_D0_BD_D0_B8_D0_B9_20_D0_BA_D0_BE_D0_BB_D0_BE_D0_BD_D1_82_D0_B8_D1_82_D1_83_D0_BB" style:display-name="Верхний колонтитул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writing-mode="lr-tb">
        <style:drop-cap style:lines="0" style:length="0"/>
        <style:tab-stops>
          <style:tab-stop style:position="233.85000000000pt" style:type="center" style:leader-type="none" style:leader-style="none" style:leader-width="auto" style:leader-color="font-color"/>
          <style:tab-stop style:position="467.75000000000pt" style:type="right" style:leader-type="none" style:leader-style="none" style:leader-width="auto" style:leader-color="font-color"/>
        </style:tab-stops>
      </style:paragraph-properties>
      <style:text-properties fo:background-color="transparent" fo:color="#000000" fo:font-family="Times New Roman" fo:font-size="12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9D_D0_B8_D0_B6_D0_BD_D0_B8_D0_B9_20_D0_BA_D0_BE_D0_BB_D0_BE_D0_BD_D1_82_D0_B8_D1_82_D1_83_D0_BB" style:display-name="Нижний колонтитул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writing-mode="lr-tb">
        <style:drop-cap style:lines="0" style:length="0"/>
        <style:tab-stops>
          <style:tab-stop style:position="233.85000000000pt" style:type="center" style:leader-type="none" style:leader-style="none" style:leader-width="auto" style:leader-color="font-color"/>
          <style:tab-stop style:position="467.75000000000pt" style:type="right" style:leader-type="none" style:leader-style="none" style:leader-width="auto" style:leader-color="font-color"/>
        </style:tab-stops>
      </style:paragraph-properties>
      <style:text-properties fo:background-color="transparent" fo:color="#000000" fo:font-family="Times New Roman" fo:font-size="12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97_D0_B0_D0_B3_D0_BE_D0_BB_D0_BE_D0_B2_D0_BE_D0_BA_207" style:display-name="Заголовок 7" style:family="paragraph">
      <style:paragraph-properties fo:background-color="transparent" fo:line-height="120%" fo:margin-bottom="3.000000000000000pt" fo:margin-left="0.000000000000000pt" fo:margin-right="0.000000000000000pt" fo:margin-top="12.000000000000000pt" fo:text-align="start" fo:text-indent="0.000000000000000pt" style:writing-mode="lr-tb">
        <style:drop-cap style:lines="0" style:length="0"/>
      </style:paragraph-properties>
      <style:text-properties fo:background-color="transparent" fo:color="#000000" fo:font-family="Calibri" fo:font-size="12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A2_D0_B5_D0_BA_D1_81_D1_82_20_D0_B2_D1_8B_D0_BD_D0_BE_D1_81_D0_BA_D0_B8" style:display-name="Текст выноски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writing-mode="lr-tb">
        <style:drop-cap style:lines="0" style:length="0"/>
      </style:paragraph-properties>
      <style:text-properties fo:background-color="transparent" fo:color="#000000" fo:font-family="Tahoma" fo:font-size="8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9E_D1_81_D0_BD_D0_BE_D0_B2_D0_BD_D0_BE_D0_B9_20_D1_82_D0_B5_D0_BA_D1_81_D1_82_20_D1_81_20_D0_BE_D1_82_D1_81_D1_82_D1_83_D0_BF_D0_BE_D0_BC_202" style:display-name="Основной текст с отступом 2" style:family="paragraph">
      <style:paragraph-properties fo:background-color="transparent" fo:line-height="240%" fo:margin-bottom="6.000000000000000pt" fo:margin-left="14.150000000000000pt" fo:margin-right="0.000000000000000pt" fo:margin-top="0.000000000000000pt" fo:text-align="start" fo:text-indent="0.000000000000000pt" style:writing-mode="lr-tb">
        <style:drop-cap style:lines="0" style:length="0"/>
      </style:paragraph-properties>
      <style:text-properties fo:background-color="transparent" fo:color="#000000" fo:font-family="Times New Roman" fo:font-size="12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9E_D0_B1_D1_8B_D1_87_D0_BD_D1_8B_D0_B9" style:display-name="Обычный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writing-mode="lr-tb">
        <style:drop-cap style:lines="0" style:length="0"/>
      </style:paragraph-properties>
      <style:text-properties fo:background-color="transparent" fo:color="#000000" fo:font-family="Times New Roman" fo:font-size="12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D0_BE_D0_B1_D1_8B_D1_87_D0_BD_20_D0_91_D0_9E" style:display-name="обычн БО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justify" fo:text-indent="0.000000000000000pt" style:writing-mode="lr-tb">
        <style:drop-cap style:lines="0" style:length="0"/>
      </style:paragraph-properties>
      <style:text-properties fo:background-color="transparent" fo:color="#000000" fo:font-family="Arial" fo:font-size="12.000000000000000pt" fo:font-weight="normal" fo:letter-spacing="100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_20_D0_97_D0_BD_D0_B0_D0_BA_20_D0_97_D0_BD_D0_B0_D0_BA" style:display-name=" Знак Знак" style:family="text"/>
    <style:style style:name="_20_D0_97_D0_BD_D0_B0_D0_BA_20_D0_97_D0_BD_D0_B0_D0_BA6" style:display-name=" Знак Знак6" style:family="text"/>
    <style:style style:name="_D0_9D_D0_BE_D0_BC_D0_B5_D1_80_20_D1_81_D1_82_D1_80_D0_B0_D0_BD_D0_B8_D1_86_D1_8B" style:display-name="Номер страницы" style:family="text"/>
    <style:style style:name="_D0_A6_D0_B2_D0_B5_D1_82_D0_BE_D0_B2_D0_BE_D0_B5_20_D0_B2_D1_8B_D0_B4_D0_B5_D0_BB_D0_B5_D0_BD_D0_B8_D0_B5" style:display-name="Цветовое выделение" style:family="text"/>
    <style:style style:name="_D0_9E_D1_81_D0_BD_D0_BE_D0_B2_D0_BD_D0_BE_D0_B9_20_D1_88_D1_80_D0_B8_D1_84_D1_82_20_D0_B0_D0_B1_D0_B7_D0_B0_D1_86_D0_B0" style:display-name="Основной шрифт абзаца" style:family="text"/>
    <style:style style:name="_20_D0_97_D0_BD_D0_B0_D0_BA_20_D0_97_D0_BD_D0_B0_D0_BA1" style:display-name=" Знак Знак1" style:family="text"/>
    <style:style style:name="_20_D0_97_D0_BD_D0_B0_D0_BA_20_D0_97_D0_BD_D0_B0_D0_BA2" style:display-name=" Знак Знак2" style:family="text"/>
    <style:style style:name="_20_D0_97_D0_BD_D0_B0_D0_BA_20_D0_97_D0_BD_D0_B0_D0_BA3" style:display-name=" Знак Знак3" style:family="text"/>
    <style:style style:name="_20_D0_97_D0_BD_D0_B0_D0_BA_20_D0_97_D0_BD_D0_B0_D0_BA4" style:display-name=" Знак Знак4" style:family="text"/>
    <style:style style:name="_20_D0_97_D0_BD_D0_B0_D0_BA_20_D0_97_D0_BD_D0_B0_D0_BA5" style:display-name=" Знак Знак5" style:family="text"/>
  </office:styles>
  <office:automatic-styles>
    <style:page-layout style:name="pm1" style:page-usage="all">
      <style:page-layout-properties fo:margin-bottom="35.450000000000003pt" fo:margin-left="56.700000000000003pt" fo:margin-right="28.350000000000001pt" fo:margin-top="35.450000000000003pt" fo:padding="0.000000000000000pt" fo:page-height="841.899999999999977pt" fo:page-width="595.299999999999955pt" style:print-orientation="portrait">
    
   </style:page-layout-properties>
    </style:page-layout>
  </office:automatic-styles>
  <office:master-styles>
    <style:master-page style:name="Standard" style:page-layout-name="pm1"/>
    <style:master-page style:name="First_page" style:page-layout-name="pm1">
      <style:header>
        <text:p/>
      </style:header>
      <style:footer>
        <text:p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.1</meta:generator>
    <dc:title/>
    <meta:initial-creator>Mamedov_RA</meta:initial-creator>
    <meta:editing-cycles>0</meta:editing-cycles>
    <dc:date>2012-01-29T08:03:12</dc:date>
    <meta:creation-date>2012-01-29T08:02:37</meta:creation-date>
    <dc:creator>Савельева Л. Б.</dc:creator>
  </office:meta>
</office:document-meta>
</file>